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さざなみ明朝" svg:font-family="さざなみ明朝" style:font-family-generic="roman" style:font-pitch="variable"/>
    <style:font-face style:name="Arial1" svg:font-family="Arial" style:font-family-generic="script" style:font-pitch="variable"/>
    <style:font-face style:name="Comic Sans MS" svg:font-family="'Comic Sans MS'" style:font-family-generic="script" style:font-pitch="variable"/>
    <style:font-face style:name="FreeSans" svg:font-family="FreeSans" style:font-family-generic="system" style:font-pitch="variable"/>
    <style:font-face style:name="VL ゴシック" svg:font-family="'VL ゴシック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1cm" svg:stroke-color="#000000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objectwithoutfill">
      <style:graphic-properties svg:stroke-width="0.1cm" svg:stroke-color="#000000" draw:fill="none" draw:fill-color="#ffffff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0cm" fo:min-width="0cm" fo:padding-top="0.175cm" fo:padding-bottom="0.175cm" fo:padding-left="0.3cm" fo:padding-right="0.3cm"/>
    </style:style>
    <style:style style:name="gr4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5" style:family="graphic" style:parent-style-name="objectwithoutfill">
      <style:graphic-properties svg:stroke-width="0.1cm" svg:stroke-color="#000000" draw:marker-end="Arrow" draw:marker-end-width="0.5cm" draw:fill="none" draw:fill-color="#ffffff" draw:textarea-vertical-align="middle" fo:padding-top="0.175cm" fo:padding-bottom="0.175cm" fo:padding-left="0.3cm" fo:padding-right="0.3cm"/>
    </style:style>
    <style:style style:name="gr6" style:family="graphic" style:parent-style-name="objectwithoutfill">
      <style:graphic-properties draw:stroke="dash" draw:stroke-dash="Fine_20_Dashed" svg:stroke-width="0.1cm" svg:stroke-color="#000000" draw:marker-end="Arrow" draw:marker-end-width="0.5cm" draw:fill="none" draw:fill-color="#ffffff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svg:stroke-width="0.1cm" svg:stroke-color="#000000" draw:fill="solid" draw:fill-color="#ffffff" draw:textarea-horizontal-align="justify" draw:textarea-vertical-align="top" draw:auto-grow-height="false" fo:padding-top="0.175cm" fo:padding-bottom="0.175cm" fo:padding-left="0.3cm" fo:padding-right="0.3cm"/>
    </style:style>
    <style:style style:name="gr8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false" fo:min-height="0.987cm" fo:min-width="0cm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text-properties style:font-name="Comic Sans MS" fo:font-size="20pt" style:font-size-asian="20pt" style:font-size-complex="20pt"/>
    </style:style>
    <style:style style:name="P3" style:family="paragraph">
      <style:paragraph-properties fo:text-align="center"/>
      <style:text-properties style:font-name="Comic Sans MS" fo:font-size="20pt" style:font-size-asian="20pt" style:font-size-complex="20pt"/>
    </style:style>
    <style:style style:name="T1" style:family="text">
      <style:text-properties style:font-name="Comic Sans MS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1" xml:id="id5" draw:id="id5" draw:layer="layout" svg:width="1.1cm" svg:height="1cm" svg:x="12.9cm" svg:y="7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4" draw:id="id4" draw:layer="layout" svg:width="1.1cm" svg:height="1cm" svg:x="8.1cm" svg:y="13.6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.5cm" svg:y1="11.6cm" svg:x2="27.9cm" svg:y2="11.6cm">
          <text:p/>
        </draw:line>
        <draw:frame draw:style-name="gr3" draw:text-style-name="P2" draw:layer="layout" svg:width="4.598cm" svg:height="1.337cm" svg:x="1.202cm" svg:y="11.963cm">
          <draw:text-box>
            <text:p><text:span text:style-name="T1">ChibiOS/RT</text:span></text:p>
          </draw:text-box>
        </draw:frame>
        <draw:custom-shape draw:style-name="gr4" draw:text-style-name="P3" xml:id="id2" draw:id="id2" draw:layer="layout" svg:width="7.133cm" svg:height="1.8cm" svg:x="2.667cm" svg:y="13.6cm">
          <text:p text:style-name="P1"><text:span text:style-name="T1">chThdCreateStati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xml:id="id12" draw:id="id12" draw:layer="layout" svg:width="4.167cm" svg:height="1.8cm" svg:x="19.2cm" svg:y="13.6cm">
          <text:p text:style-name="P1"><text:span text:style-name="T1">palSetPa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xml:id="id13" draw:id="id13" draw:layer="layout" svg:width="4.5cm" svg:height="1.8cm" svg:x="23.767cm" svg:y="13.6cm">
          <text:p text:style-name="P1"><text:span text:style-name="T1">palClearPa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xml:id="id11" draw:id="id11" draw:layer="layout" svg:width="8.6cm" svg:height="1.8cm" svg:x="10.2cm" svg:y="13.6cm">
          <text:p text:style-name="P1"><text:span text:style-name="T1">chThdSleepMillisecond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xml:id="id1" draw:id="id1" draw:layer="layout" svg:width="3.1cm" svg:height="1.8cm" svg:x="1.8cm" svg:y="5.6cm">
          <text:p text:style-name="P1"><text:span text:style-name="T1">ma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draw:type="curve" svg:x1="3.35cm" svg:y1="7.4cm" svg:x2="6.233cm" svg:y2="13.6cm" draw:start-shape="id1" draw:start-glue-point="2" draw:end-shape="id2" svg:d="m3350 7400c0 4651 2883 1552 2883 6200" svg:viewBox="0 0 2884 6201">
          <text:p/>
        </draw:connector>
        <draw:custom-shape draw:style-name="gr4" draw:text-style-name="P3" xml:id="id3" draw:id="id3" draw:layer="layout" svg:width="4.4cm" svg:height="1.8cm" svg:x="6cm" svg:y="5.6cm">
          <text:p text:style-name="P1"><text:span text:style-name="T1">waThread1</text:span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" draw:layer="layout" draw:type="curve" svg:x1="8.2cm" svg:y1="7.4cm" svg:x2="6.233cm" svg:y2="13.6cm" draw:start-shape="id3" draw:start-glue-point="2" draw:end-shape="id2" draw:end-glue-point="0" svg:d="m8200 7400c0 4651-1967 1552-1967 6200" svg:viewBox="0 0 1968 6201">
          <text:p/>
        </draw:connector>
        <draw:custom-shape draw:style-name="gr7" draw:text-style-name="P3" draw:layer="layout" svg:width="15.985cm" svg:height="6.9cm" svg:x="11.315cm" svg:y="1.9cm">
          <text:p text:style-name="P1"><text:span text:style-name="T1">Thread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draw:type="curve" svg:x1="8.65cm" svg:y1="13.6cm" svg:x2="13.45cm" svg:y2="8.8cm" draw:start-shape="id4" draw:start-glue-point="0" draw:end-shape="id5" draw:end-glue-point="2" svg:d="m8650 13600c0-3600 4800-1200 4800-4800" svg:viewBox="0 0 4801 4801">
          <text:p/>
        </draw:connector>
        <draw:frame draw:style-name="gr8" draw:text-style-name="P2" draw:layer="layout" svg:width="6.935cm" svg:height="1.337cm" svg:x="1.465cm" svg:y="1.9cm">
          <draw:text-box>
            <text:p><text:span text:style-name="T1">Application (C lang)</text:span></text:p>
          </draw:text-box>
        </draw:frame>
        <draw:custom-shape draw:style-name="gr4" draw:text-style-name="P3" xml:id="id7" draw:id="id7" draw:layer="layout" svg:width="2.25cm" svg:height="1.8cm" svg:x="16.85cm" svg:y="6.1cm">
          <text:p text:style-name="P1"><text:span text:style-name="T1">sleep</text:span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xml:id="id6" draw:id="id6" draw:layer="layout" svg:width="3.126cm" svg:height="1.8cm" svg:x="13.2cm" svg:y="6.1cm">
          <text:p text:style-name="P1"><text:span text:style-name="T1">LED on</text:span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xml:id="id8" draw:id="id8" draw:layer="layout" svg:width="3.126cm" svg:height="1.8cm" svg:x="19.674cm" svg:y="6.1cm">
          <text:p text:style-name="P1"><text:span text:style-name="T1">LED off</text:span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xml:id="id9" draw:id="id9" draw:layer="layout" svg:width="2.25cm" svg:height="1.8cm" svg:x="23.3cm" svg:y="6.1cm">
          <text:p text:style-name="P1"><text:span text:style-name="T1">sleep</text:span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draw:type="curve" svg:x1="14.763cm" svg:y1="6.1cm" svg:x2="17.975cm" svg:y2="6.1cm" draw:start-shape="id6" draw:start-glue-point="0" draw:end-shape="id7" draw:end-glue-point="0" svg:d="m14763 6100c0-825 3212-825 3212 0" svg:viewBox="0 0 3213 620">
          <text:p/>
        </draw:connector>
        <draw:connector draw:style-name="gr5" draw:text-style-name="P1" draw:layer="layout" draw:type="curve" svg:x1="17.975cm" svg:y1="6.1cm" svg:x2="21.237cm" svg:y2="6.1cm" draw:start-shape="id7" draw:start-glue-point="0" draw:end-shape="id8" svg:d="m17975 6100c0-825 3262-825 3262 0" svg:viewBox="0 0 3263 620">
          <text:p/>
        </draw:connector>
        <draw:connector draw:style-name="gr5" draw:text-style-name="P1" draw:layer="layout" draw:type="curve" svg:x1="21.237cm" svg:y1="6.1cm" svg:x2="24.425cm" svg:y2="6.1cm" draw:start-shape="id8" draw:start-glue-point="0" draw:end-shape="id9" svg:d="m21237 6100c0-825 3188-825 3188 0" svg:viewBox="0 0 3189 620">
          <text:p/>
        </draw:connector>
        <draw:connector draw:style-name="gr5" draw:text-style-name="P1" draw:layer="layout" draw:type="curve" svg:x1="24.425cm" svg:y1="6.1cm" svg:x2="23.1cm" svg:y2="4.449cm" draw:start-shape="id9" draw:start-glue-point="0" draw:end-shape="id10" draw:end-glue-point="1" svg:d="m24425 6100c0-1101-441-1651-1325-1651" svg:viewBox="0 0 1326 1652">
          <text:p/>
        </draw:connector>
        <draw:custom-shape draw:style-name="gr4" draw:text-style-name="P3" xml:id="id10" draw:id="id10" draw:layer="layout" svg:width="7.1cm" svg:height="1.102cm" svg:x="16cm" svg:y="3.898cm">
          <text:p text:style-name="P1"><text:span text:style-name="T1">Loo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draw:type="curve" svg:x1="16cm" svg:y1="4.449cm" svg:x2="14.763cm" svg:y2="6.1cm" draw:start-shape="id10" draw:start-glue-point="3" draw:end-shape="id6" draw:end-glue-point="0" svg:d="m16000 4449c-825 0-1237 550-1237 1651" svg:viewBox="0 0 1238 1652">
          <text:p/>
        </draw:connector>
        <draw:connector draw:style-name="gr5" draw:text-style-name="P1" draw:layer="layout" draw:type="curve" svg:x1="24.425cm" svg:y1="7.9cm" svg:x2="14.5cm" svg:y2="13.6cm" draw:start-shape="id9" draw:start-glue-point="2" draw:end-shape="id11" svg:d="m24425 7900c0 4276-9925 1427-9925 5700" svg:viewBox="0 0 9926 5701">
          <text:p/>
        </draw:connector>
        <draw:connector draw:style-name="gr5" draw:text-style-name="P1" draw:layer="layout" draw:type="curve" svg:x1="17.975cm" svg:y1="7.9cm" svg:x2="14.5cm" svg:y2="13.6cm" draw:start-shape="id7" draw:end-shape="id11" draw:end-glue-point="0" svg:d="m17975 7900c0 4276-3475 1427-3475 5700" svg:viewBox="0 0 3476 5701">
          <text:p/>
        </draw:connector>
        <draw:connector draw:style-name="gr5" draw:text-style-name="P1" draw:layer="layout" draw:type="curve" svg:x1="14.763cm" svg:y1="7.9cm" svg:x2="21.283cm" svg:y2="13.6cm" draw:start-shape="id6" draw:start-glue-point="2" draw:end-shape="id12" draw:end-glue-point="0" svg:d="m14763 7900c0 4276 6520 1427 6520 5700" svg:viewBox="0 0 6521 5701">
          <text:p/>
        </draw:connector>
        <draw:connector draw:style-name="gr5" draw:text-style-name="P1" draw:layer="layout" draw:type="curve" svg:x1="21.237cm" svg:y1="7.9cm" svg:x2="26.017cm" svg:y2="13.6cm" draw:start-shape="id8" draw:start-glue-point="2" draw:end-shape="id13" svg:d="m21237 7900c0 4276 4780 1427 4780 5700" svg:viewBox="0 0 4781 5701">
          <text:p/>
        </draw:connector>
        <draw:line draw:style-name="gr2" draw:text-style-name="P1" draw:layer="layout" svg:x1="1.5cm" svg:y1="16cm" svg:x2="27.9cm" svg:y2="16cm">
          <text:p/>
        </draw:line>
        <draw:frame draw:style-name="gr3" draw:text-style-name="P2" draw:layer="layout" svg:width="3.824cm" svg:height="1.337cm" svg:x="1.302cm" svg:y="16.3cm">
          <draw:text-box>
            <text:p><text:span text:style-name="T1">Hardware</text:span></text:p>
          </draw:text-box>
        </draw:frame>
        <draw:custom-shape draw:style-name="gr4" draw:text-style-name="P3" xml:id="id14" draw:id="id14" draw:layer="layout" svg:width="3.126cm" svg:height="1.8cm" svg:x="21.974cm" svg:y="17.3cm">
          <text:p text:style-name="P1"><text:span text:style-name="T1">LED</text:span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draw:type="curve" svg:x1="26.017cm" svg:y1="15.4cm" svg:x2="23.537cm" svg:y2="17.3cm" draw:start-shape="id13" draw:start-glue-point="2" draw:end-shape="id14" svg:d="m26017 15400c0 1426-2480 477-2480 1900" svg:viewBox="0 0 2481 1901">
          <text:p/>
        </draw:connector>
        <draw:connector draw:style-name="gr5" draw:text-style-name="P1" draw:layer="layout" draw:type="curve" svg:x1="21.283cm" svg:y1="15.4cm" svg:x2="23.537cm" svg:y2="17.3cm" draw:start-shape="id12" draw:start-glue-point="2" draw:end-shape="id14" draw:end-glue-point="0" svg:d="m21283 15400c0 1426 2254 477 2254 1900" svg:viewBox="0 0 2255 1901">
          <text:p/>
        </draw:connector>
        <draw:frame draw:style-name="gr3" draw:text-style-name="P2" draw:layer="layout" svg:width="1.533cm" svg:height="1.337cm" svg:x="20.167cm" svg:y="16.063cm">
          <draw:text-box>
            <text:p><text:span text:style-name="T1">On</text:span></text:p>
          </draw:text-box>
        </draw:frame>
        <draw:frame draw:style-name="gr3" draw:text-style-name="P2" draw:layer="layout" svg:width="1.885cm" svg:height="1.337cm" svg:x="25.4cm" svg:y="16.163cm">
          <draw:text-box>
            <text:p><text:span text:style-name="T1">Off</text:span></text:p>
          </draw:text-box>
        </draw:frame>
        <draw:frame draw:style-name="gr3" draw:text-style-name="P2" draw:layer="layout" svg:width="2.841cm" svg:height="2.323cm" svg:x="9.1cm" svg:y="8.8cm">
          <draw:text-box>
            <text:p><text:span text:style-name="T1">Create</text:span></text:p>
            <text:p><text:span text:style-name="T1">thread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さざなみ明朝" svg:font-family="さざなみ明朝" style:font-family-generic="roman" style:font-pitch="variable"/>
    <style:font-face style:name="Arial1" svg:font-family="Arial" style:font-family-generic="script" style:font-pitch="variable"/>
    <style:font-face style:name="Comic Sans MS" svg:font-family="'Comic Sans MS'" style:font-family-generic="script" style:font-pitch="variable"/>
    <style:font-face style:name="FreeSans" svg:font-family="FreeSans" style:font-family-generic="system" style:font-pitch="variable"/>
    <style:font-face style:name="VL ゴシック" svg:font-family="'VL ゴシック'" style:font-family-generic="system" style:font-pitch="variable"/>
  </office:font-face-decls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3465af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さざなみ明朝" fo:font-size="24pt" fo:language="en" fo:country="US" style:font-name-asian="VL ゴシック" style:font-size-asian="24pt" style:language-asian="ja" style:country-asian="JP" style:font-name-complex="VL ゴシック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VL ゴシック" style:font-family-asian="'VL ゴシック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Okabe Kiwamu</meta:initial-creator>
    <meta:creation-date>2013-11-02T16:20:06.068112553</meta:creation-date>
    <dc:date>2013-11-02T16:55:41.406429408</dc:date>
    <dc:creator>Okabe Kiwamu</dc:creator>
    <meta:editing-duration>PT29M24S</meta:editing-duration>
    <meta:editing-cycles>41</meta:editing-cycles>
    <meta:generator>LibreOffice/4.1.3.2$Linux_X86_64 LibreOffice_project/410m0$Build-2</meta:generator>
    <meta:document-statistic meta:object-count="37"/>
  </office:meta>
</office:document-meta>
</file>